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ILanguageFon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  <style:text-properties officeooo:paragraph-rsid="001e8bbd"/>
    </style:style>
    <style:style style:name="P2" style:family="paragraph" style:parent-style-name="Standard">
      <style:paragraph-properties fo:text-align="justify" style:justify-single-word="false"/>
      <style:text-properties officeooo:paragraph-rsid="001e8bbd"/>
    </style:style>
    <style:style style:name="P3" style:family="paragraph" style:parent-style-name="Standard">
      <style:paragraph-properties fo:orphans="0" fo:widows="0"/>
      <style:text-properties officeooo:paragraph-rsid="001e8bbd"/>
    </style:style>
    <style:style style:name="P4" style:family="paragraph" style:parent-style-name="Standard">
      <style:paragraph-properties fo:text-align="justify" style:justify-single-word="false" fo:orphans="0" fo:widows="0"/>
      <style:text-properties fo:font-variant="normal" fo:text-transform="none" fo:color="#333333" style:font-name="Roboto" fo:font-size="8.39999961853027pt" fo:letter-spacing="normal" fo:font-style="normal" fo:font-weight="normal" officeooo:paragraph-rsid="001e8bbd"/>
    </style:style>
    <style:style style:name="P5" style:family="paragraph" style:parent-style-name="Standard">
      <style:paragraph-properties fo:text-align="justify" style:justify-single-word="false" fo:orphans="0" fo:widows="0"/>
      <style:text-properties officeooo:rsid="001e8bbd" officeooo:paragraph-rsid="001e8bbd"/>
    </style:style>
    <style:style style:name="P6" style:family="paragraph" style:parent-style-name="Standard">
      <style:paragraph-properties fo:text-align="justify" style:justify-single-word="false" fo:orphans="0" fo:widows="0"/>
      <style:text-properties fo:font-size="14pt" officeooo:paragraph-rsid="00237de1" style:font-size-asian="14pt" style:font-size-complex="14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14pt" officeooo:rsid="00247823" officeooo:paragraph-rsid="00247823" style:font-size-asian="14pt" style:font-size-complex="14pt"/>
    </style:style>
    <style:style style:name="P8" style:family="paragraph" style:parent-style-name="Standard">
      <style:paragraph-properties fo:text-align="justify" style:justify-single-word="false" fo:orphans="0" fo:widows="0"/>
      <style:text-properties officeooo:rsid="00247823" officeooo:paragraph-rsid="00247823"/>
    </style:style>
    <style:style style:name="P9" style:family="paragraph" style:parent-style-name="Standard">
      <style:paragraph-properties fo:orphans="0" fo:widows="0"/>
      <style:text-properties officeooo:rsid="0025062e" officeooo:paragraph-rsid="0025062e"/>
    </style:style>
    <style:style style:name="P10" style:family="paragraph" style:parent-style-name="Standard" style:master-page-name="Standard">
      <style:paragraph-properties fo:orphans="0" fo:widows="0" style:page-number="auto"/>
      <style:text-properties officeooo:paragraph-rsid="001e8bbd"/>
    </style:style>
    <style:style style:name="T1" style:family="text">
      <style:text-properties fo:color="#242424" style:font-name="Times" fo:font-size="14pt" fo:language="ru" fo:country="RU" style:font-size-asian="14pt" style:font-name-complex="Times1" style:font-size-complex="14pt"/>
    </style:style>
    <style:style style:name="T2" style:family="text">
      <style:text-properties fo:color="#242424" style:font-name="Times" fo:font-size="14pt" fo:language="ru" fo:country="RU" officeooo:rsid="00261328" style:font-size-asian="14pt" style:font-name-complex="Times1" style:font-size-complex="14pt"/>
    </style:style>
    <style:style style:name="T3" style:family="text">
      <style:text-properties fo:color="#242424" style:font-name="Times" fo:font-size="14pt" fo:language="ru" fo:country="RU" officeooo:rsid="0027d072" style:font-size-asian="14pt" style:font-name-complex="Times1" style:font-size-complex="14pt"/>
    </style:style>
    <style:style style:name="T4" style:family="text">
      <style:text-properties fo:color="#000000" style:font-name="Times" fo:font-size="28pt" fo:language="ru" fo:country="RU" fo:font-weight="bold" style:font-size-asian="28pt" style:font-weight-asian="bold" style:font-name-complex="Times1" style:font-size-complex="28pt"/>
    </style:style>
    <style:style style:name="T5" style:family="text">
      <style:text-properties fo:color="#000000" style:font-name="Times" fo:font-size="22pt" fo:language="ru" fo:country="RU" fo:font-weight="bold" style:font-size-asian="22pt" style:font-weight-asian="bold" style:font-name-complex="Times1" style:font-size-complex="22pt"/>
    </style:style>
    <style:style style:name="T6" style:family="text">
      <style:text-properties fo:color="#000000" style:font-name="Times" fo:font-size="14pt" fo:language="ru" fo:country="RU" style:font-size-asian="14pt" style:font-name-complex="Times1" style:font-size-complex="14pt"/>
    </style:style>
    <style:style style:name="T7" style:family="text">
      <style:text-properties fo:color="#000000" style:font-name="Times" fo:font-size="14pt" fo:language="ru" fo:country="RU" officeooo:rsid="001e8bbd" style:font-size-asian="14pt" style:font-name-complex="Times1" style:font-size-complex="14pt"/>
    </style:style>
    <style:style style:name="T8" style:family="text">
      <style:text-properties fo:color="#000000" style:font-name="Times" fo:font-size="14pt" fo:language="ru" fo:country="RU" officeooo:rsid="001feb8e" style:font-size-asian="14pt" style:font-name-complex="Times1" style:font-size-complex="14pt"/>
    </style:style>
    <style:style style:name="T9" style:family="text">
      <style:text-properties fo:color="#000000" style:font-name="Times" fo:font-size="14pt" fo:language="ru" fo:country="RU" officeooo:rsid="0020732e" style:font-size-asian="14pt" style:font-name-complex="Times1" style:font-size-complex="14pt"/>
    </style:style>
    <style:style style:name="T10" style:family="text">
      <style:text-properties fo:color="#000000" style:font-name="Times" fo:font-size="14pt" fo:language="ru" fo:country="RU" officeooo:rsid="0025062e" style:font-size-asian="14pt" style:font-name-complex="Times1" style:font-size-complex="14pt"/>
    </style:style>
    <style:style style:name="T11" style:family="text">
      <style:text-properties fo:color="#000000" style:font-name="Times" fo:font-size="14pt" style:font-size-asian="14pt" style:font-name-complex="Times1" style:font-size-complex="14pt"/>
    </style:style>
    <style:style style:name="T12" style:family="text">
      <style:text-properties fo:color="#000000" style:font-name="Times" fo:font-size="18pt" fo:language="ru" fo:country="RU" style:font-size-asian="18pt" style:font-name-complex="Times1" style:font-size-complex="18pt"/>
    </style:style>
    <style:style style:name="T13" style:family="text">
      <style:text-properties fo:color="#636363" style:font-name="Times" fo:language="ru" fo:country="RU" style:font-name-complex="Times1"/>
    </style:style>
    <style:style style:name="T14" style:family="text">
      <style:text-properties style:font-name="Times" fo:font-size="14pt" fo:language="ru" fo:country="RU" style:font-size-asian="14pt" style:font-name-complex="Times1" style:font-size-complex="14pt"/>
    </style:style>
    <style:style style:name="T15" style:family="text">
      <style:text-properties style:font-name="Times" fo:font-size="14pt" fo:language="ru" fo:country="RU" officeooo:rsid="0025d202" style:font-size-asian="14pt" style:font-name-complex="Times1" style:font-size-complex="14pt"/>
    </style:style>
    <style:style style:name="T16" style:family="text">
      <style:text-properties style:font-name="Times" fo:font-size="14pt" style:font-size-asian="14pt" style:font-name-complex="Times1" style:font-size-complex="14pt"/>
    </style:style>
    <style:style style:name="T17" style:family="text">
      <style:text-properties fo:font-variant="normal" fo:text-transform="none" fo:color="#000000" style:font-name="Times" fo:letter-spacing="normal" fo:language="ru" fo:country="RU" fo:font-style="normal" fo:font-weight="normal" style:font-name-complex="Times1"/>
    </style:style>
    <style:style style:name="T18" style:family="text">
      <style:text-properties fo:font-variant="normal" fo:text-transform="none" fo:color="#000000" style:font-name="Times" fo:letter-spacing="normal" fo:language="ru" fo:country="RU" fo:font-style="normal" fo:font-weight="normal" officeooo:rsid="00237de1" style:font-name-complex="Times1"/>
    </style:style>
    <style:style style:name="T19" style:family="text">
      <style:text-properties fo:font-variant="normal" fo:text-transform="none" fo:color="#333333" style:font-name="Roboto" fo:letter-spacing="normal" fo:language="ru" fo:country="RU" fo:font-style="normal" fo:font-weight="normal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Требования к проекту</text:span></text:p>
      <text:p text:style-name="P3"><text:span text:style-name="T5">1. Введение</text:span></text:p>
      <text:p text:style-name="P1"><text:span text:style-name="T6">Цель разработки – создать одностраничное веб-приложение </text:span><text:span text:style-name="T7">MyPock</text:span><text:span text:style-name="T6">, которое позволит пользователям сохранять </text:span><text:span text:style-name="T7">сохранять понравившиеся материалы их сети и просматривать их позже.</text:span></text:p>
      <text:p text:style-name="P4"><text:span text:style-name="T6"/></text:p>
      <text:p text:style-name="P3"><text:span text:style-name="T5">2. Требования пользователя</text:span></text:p>
      <text:p text:style-name="P3"><text:span text:style-name="T12">2.1 Программные интерфейсы</text:span></text:p>
      <text:p text:style-name="P5"><text:span text:style-name="T6">Проект будет выполнен в формате SPA(Single page application) <text:s/>при помощи технологии Angular 2(frontend) <text:s/>и фреймворка Spring(backend). <text:s/></text:span></text:p>
      <text:p text:style-name="P3"><text:span text:style-name="T12">2.2 Интерфейс пользователя</text:span></text:p>
      <text:p text:style-name="P1"><text:span text:style-name="T6">При запуске приложения пользователь увидит веб-страницу, </text:span><text:span text:style-name="T8">на которой будет список добавленных материалов, </text:span><text:span text:style-name="T9">по которым можно перейти к их прочтению. Кнопка добавления нового материала откроет модальное окно, в котором пользователю будет предложено ввести название материала , добавить картинку, ввести теги для быстрого поиска и ввести ссылку на ресурс. После добавления нового материала он будет отображаться в списке. Пользователь может добавить ресурс в избранное для быстрого доступа к нему или отфильтровать материалы по тегам. </text:span></text:p>
      <text:p text:style-name="P3"><text:span text:style-name="T12">2.3 Характеристики пользователей</text:span></text:p>
      <text:p text:style-name="P6"><text:span text:style-name="T18">Теперь, когда вы наткнетесь на статью или ссылку, которые захотите прочитать или просмотреть позднее, просто сохраните их в MyPock.</text:span></text:p>
      <text:p text:style-name="P6"><text:span text:style-name="T18">Позднее вы сможете найти эти материалы в приложении и легко открыть их.</text:span></text:p>
      <text:p text:style-name="P7"><text:span text:style-name="T18">Д</text:span><text:span text:style-name="T17">анное приложение поможет вам не запоминать названия сайтов, или отправлять <text:s text:c="2"/>ссылки на себе на почту и в социальные сети. Достаточно их просто сохранить в приложении и они будут там храниться, пока вы не удалите их.</text:span></text:p>
      <text:p text:style-name="P3"><text:span text:style-name="T12">2.4 Предположения и зависимости</text:span></text:p>
      <text:p text:style-name="P8"><text:span text:style-name="T6">Старые браузеры могут не поддерживать данное приложение.</text:span></text:p>
      <text:p text:style-name="P3"><text:span text:style-name="T5">3. Системные требования</text:span></text:p>
      <text:p text:style-name="P1"><text:span text:style-name="T6">Для запуска приложения необходим персональный компьютер с установленным одним из любых браузеров на выбор пользователя.</text:span></text:p>
      <text:p text:style-name="P3"><text:span text:style-name="T12">3.1 Функциональные требования</text:span></text:p>
      <text:p text:style-name="P3"><text:span text:style-name="T6">1) </text:span><text:span text:style-name="T10">При нажатии пользователя на название ресурса или картинку(при ее наличии) перенаправить пользователя на источник</text:span><text:span text:style-name="T6">.</text:span></text:p>
      <text:p text:style-name="P3"><text:span text:style-name="T6">2) </text:span><text:span text:style-name="T10">при нажатии на кнопку «+» отобразить модальное окно с формой для добавления новой цели</text:span><text:span text:style-name="T6">.</text:span></text:p>
      <text:p text:style-name="P9"><text:span text:style-name="T6">3) При нажатии на поле ввода в модальном окне, позволить пользователю ввести название ресурса.</text:span></text:p>
      <text:p text:style-name="P9"><text:soft-page-break/><text:span text:style-name="T6">4) При перетаскивании картинки в зону drag and drop, загрузить ее на облако и прикрепить к посту</text:span></text:p>
      <text:p text:style-name="P9"><text:span text:style-name="T6">5) При нажатии пользователя на поле для ввода тегов, позволить ввести их с клавиатуры и занести их в облако тегов ( избежать дублирования тегов).</text:span></text:p>
      <text:p text:style-name="P3"><text:span text:style-name="T10">6</text:span><text:span text:style-name="T6">) </text:span><text:span text:style-name="T10">При нажатии пользователя на кнопку «Add» добавить ресурс в список материалов пользователя.</text:span></text:p>
      <text:p text:style-name="P3"><text:span text:style-name="T10">7</text:span><text:span text:style-name="T6">) При вводе пользователем текста в поле “</text:span><text:span text:style-name="T11">Search</text:span><text:span text:style-name="T6">” программа должна искать те задачи, в названии которых есть данные символы, а затем отобразить только то, что совпадает.</text:span></text:p>
      <text:p text:style-name="P9"><text:bookmark text:name="_GoBack"/><text:span text:style-name="T6">8) При выборе пользователя тега из облака тегов отобразить только те ресурсы, которые содержат данный тег.</text:span></text:p>
      <text:p text:style-name="P3"><text:span text:style-name="T12"><text:s/>3.2 Нефункциональные требования</text:span></text:p>
      <text:p text:style-name="P3"><text:span text:style-name="T13">3.2.1 АТРИБУТЫ КАЧЕСТВА</text:span></text:p>
      <text:p text:style-name="P3"><text:span text:style-name="T14">1) Интуитивность и понятность интерфейса обеспечивает библиотека </text:span><text:span text:style-name="T15">Angular 2</text:span><text:span text:style-name="T14"> с использованием </text:span><text:span text:style-name="T16">material</text:span><text:span text:style-name="T14">-</text:span><text:span text:style-name="T16">UI</text:span><text:span text:style-name="T14"> - графической библиотеки от </text:span><text:span text:style-name="T16">Google</text:span><text:span text:style-name="T14">. Эта библиотека даст приложению современный дизайн, а также адаптивность. К тому же благодаря этой библиотеке приложение сможет работать без перезагрузки страницы.</text:span></text:p>
      <text:p text:style-name="P3"><text:span text:style-name="T14">2) Безопасность. Так как приложение однопользовательское, его данные не сохраняются на сервере. Все личные данные пользователей сохраняются на их машинах, соответственно, данные можно заполучить только взломав непосредственно компьютер пользователя.</text:span></text:p>
      <text:p text:style-name="P2"><text:span text:style-name="T1">3) Надежность. </text:span><text:span text:style-name="T2">Приложение является надежным, т.к оно однопользовательское и одностраничное</text:span><text:span text:style-name="T1">. </text:span><text:span text:style-name="T2">Единственная проблема — удаление сохраненных данных с локальной машины.</text:span></text:p>
      <text:p text:style-name="P2"><text:span text:style-name="T1">4) </text:span><text:span text:style-name="T2">Валидация данных буде</text:span><text:span text:style-name="T3">т предусмотрена на этапе добавления ресурса (frontend) и на этапе добавления ресурса в базу данных (backend). Валидация предусматривает запрет пользователю на ввод путсых данных. К сожалению, проверить валидность ссылки на соответствие материалу не удасться, поэтому ответсвенность за создание ресурса с правильной ссылкой ложиться на пользовател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ILanguageFont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8:28:14.649923527</meta:creation-date>
    <dc:date>2017-10-07T23:08:09.717794796</dc:date>
    <meta:editing-duration>PT6M15S</meta:editing-duration>
    <meta:editing-cycles>1</meta:editing-cycles>
    <meta:document-statistic meta:table-count="0" meta:image-count="0" meta:object-count="0" meta:page-count="2" meta:paragraph-count="31" meta:word-count="501" meta:character-count="3705" meta:non-whitespace-character-count="3225"/>
    <meta:generator>LibreOffice/5.1.6.2$Linux_X86_64 LibreOffice_project/10m0$Build-2</meta:generator>
  </office:meta>
</office:document-meta>
</file>